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17.3cm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17.3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17.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2.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7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2.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2.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2.8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.8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0.7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1.4cm"/>
    </style:style>
    <style:style style:name="gr14" style:family="graphic" style:parent-style-name="standard">
      <style:graphic-properties draw:stroke="dash" draw:stroke-dash="Fine_20_Dashed" svg:stroke-width="0.035cm" svg:stroke-color="#ff3333" draw:marker-start-width="0.252cm" draw:marker-end-width="0.252cm" draw:fill="none" draw:textarea-horizontal-align="justify" draw:textarea-vertical-align="middle" draw:auto-grow-height="false" fo:min-height="0.716cm" fo:min-width="13.566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Fine_20_Dashed" svg:stroke-width="0.035cm" svg:stroke-color="#ff3333" draw:marker-start-width="0.252cm" draw:marker-end-width="0.252cm" draw:fill="none" draw:textarea-horizontal-align="justify" draw:textarea-vertical-align="middle" draw:auto-grow-height="false" fo:min-height="1.616cm" fo:min-width="6.766cm" fo:padding-top="0.142cm" fo:padding-bottom="0.142cm" fo:padding-left="0.267cm" fo:padding-right="0.267cm"/>
    </style:style>
    <style:style style:name="gr16" style:family="graphic" style:parent-style-name="standard">
      <style:graphic-properties draw:stroke="dash" draw:stroke-dash="Fine_20_Dashed" svg:stroke-width="0.035cm" svg:stroke-color="#ff3333" draw:marker-start-width="0.252cm" draw:marker-end-width="0.252cm" draw:fill="none" draw:textarea-horizontal-align="justify" draw:textarea-vertical-align="middle" draw:auto-grow-height="false" fo:min-height="1.416cm" fo:min-width="6.466cm" fo:padding-top="0.142cm" fo:padding-bottom="0.142cm" fo:padding-left="0.267cm" fo:padding-right="0.267cm"/>
    </style:style>
    <style:style style:name="gr17" style:family="graphic" style:parent-style-name="objectwithoutfill">
      <style:graphic-properties draw:stroke="dash" draw:stroke-dash="Fine_20_Dashed" svg:stroke-width="0.035cm" svg:stroke-color="#ff33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/>
    </style:style>
    <style:style style:name="P6" style:family="paragraph">
      <style:paragraph-properties fo:text-align="center"/>
      <style:text-properties fo:font-size="8pt"/>
    </style:style>
    <style:style style:name="P7" style:family="paragraph">
      <loext:graphic-properties draw:fill-color="#ffffff"/>
      <style:paragraph-properties fo:text-align="center"/>
      <style:text-properties fo:font-size="8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/>
    </style:style>
    <style:style style:name="T3" style:family="text">
      <style:text-properties style:font-size-asian="10pt" style:font-size-complex="10pt"/>
    </style:style>
    <style:style style:name="T4" style:family="text">
      <style:text-properties fo:color="#ff3333"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8cm" svg:height="2.1cm" svg:x="1.9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8cm" svg:height="1.9cm" svg:x="1.9cm" svg:y="8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8cm" svg:height="1.2cm" svg:x="1.9cm" svg:y="1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8cm" svg:height="1.2cm" svg:x="1.9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cm" svg:height="0.7cm" svg:x="2.2cm" svg:y="1.9cm">
          <text:p text:style-name="P1"><text:span text:style-name="T1">Condition Vari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3cm" svg:height="0.7cm" svg:x="5.6cm" svg:y="1.9cm">
          <text:p text:style-name="P1"><text:span text:style-name="T1">Mutex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cm" svg:height="0.7cm" svg:x="9.1cm" svg:y="1.9cm">
          <text:p text:style-name="P1"><text:span text:style-name="T1">Semaphor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cm" svg:height="0.7cm" svg:x="12.6cm" svg:y="1.9cm">
          <text:p text:style-name="P1"><text:span text:style-name="T1">Threa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cm" svg:height="0.7cm" svg:x="2.2cm" svg:y="12cm">
          <text:p text:style-name="P1"><text:span text:style-name="T1">Condition Vari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cm" svg:height="0.7cm" svg:x="5.6cm" svg:y="12cm">
          <text:p text:style-name="P1"><text:span text:style-name="T1">Mutex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cm" svg:height="0.7cm" svg:x="12.6cm" svg:y="12cm">
          <text:p text:style-name="P1"><text:span text:style-name="T1">Thread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3.9cm" svg:y1="10cm" svg:x2="3.9cm" svg:y2="11.7cm">
          <text:p/>
        </draw:line>
        <draw:line draw:style-name="gr5" draw:text-style-name="P3" draw:layer="layout" svg:x1="7.4cm" svg:y1="10cm" svg:x2="7.4cm" svg:y2="11.7cm">
          <text:p/>
        </draw:line>
        <draw:line draw:style-name="gr5" draw:text-style-name="P3" draw:layer="layout" svg:x1="14.4cm" svg:y1="2.9cm" svg:x2="14.4cm" svg:y2="11.7cm">
          <text:p/>
        </draw:line>
        <draw:frame draw:style-name="gr6" draw:text-style-name="P4" draw:layer="layout" svg:width="3.5cm" svg:height="1.039cm" svg:x="16.1cm" svg:y="1.713cm">
          <draw:text-box>
            <text:p><text:span text:style-name="T1">Primitives offered</text:span></text:p>
            <text:p><text:span text:style-name="T1">by GPCC OSAL</text:span></text:p>
          </draw:text-box>
        </draw:frame>
        <draw:frame draw:style-name="gr6" draw:text-style-name="P4" draw:layer="layout" svg:width="3.8cm" svg:height="1.039cm" svg:x="16cm" svg:y="11.914cm">
          <draw:text-box>
            <text:p><text:span text:style-name="T1">Primitives offered</text:span></text:p>
            <text:p><text:span text:style-name="T1">by Operating System</text:span></text:p>
          </draw:text-box>
        </draw:frame>
        <draw:frame draw:style-name="gr7" draw:text-style-name="P5" draw:layer="layout" svg:width="1.179cm" svg:height="0.607cm" svg:x="3.797cm" svg:y="10.3cm">
          <draw:text-box>
            <text:p><text:span text:style-name="T2">uses</text:span></text:p>
          </draw:text-box>
        </draw:frame>
        <draw:frame draw:style-name="gr7" draw:text-style-name="P5" draw:layer="layout" svg:width="1.179cm" svg:height="0.607cm" svg:x="7.298cm" svg:y="10.301cm">
          <draw:text-box>
            <text:p><text:span text:style-name="T2">uses</text:span></text:p>
          </draw:text-box>
        </draw:frame>
        <draw:frame draw:style-name="gr7" draw:text-style-name="P5" draw:layer="layout" svg:width="1.179cm" svg:height="0.607cm" svg:x="14.3cm" svg:y="3.393cm">
          <draw:text-box>
            <text:p><text:span text:style-name="T2">uses</text:span></text:p>
          </draw:text-box>
        </draw:frame>
        <draw:custom-shape draw:style-name="gr8" draw:text-style-name="P2" draw:layer="layout" svg:width="3.3cm" svg:height="1.5cm" svg:x="2.2cm" svg:y="8.3cm">
          <text:p text:style-name="P1"><text:span text:style-name="T1">Unmanaged</text:span></text:p>
          <text:p text:style-name="P1"><text:span text:style-name="T1">Condition Vari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3.3cm" svg:height="1.5cm" svg:x="5.6cm" svg:y="8.3cm">
          <text:p text:style-name="P1"><text:span text:style-name="T1">Unmanaged</text:span></text:p>
          <text:p text:style-name="P1"><text:span text:style-name="T1">Mutex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827cm" svg:x="16cm" svg:y="8.115cm">
          <draw:text-box>
            <text:p><text:span text:style-name="T1">Abstraction of Operating System primitives used internally</text:span></text:p>
          </draw:text-box>
        </draw:frame>
        <draw:custom-shape draw:style-name="gr9" draw:text-style-name="P2" draw:layer="layout" svg:width="3.4cm" svg:height="1.5cm" svg:x="10.1cm" svg:y="4.8cm">
          <text:p text:style-name="P1"><text:span text:style-name="T1">TFC Cor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3cm" svg:height="0.6cm" svg:x="6.5cm" svg:y="4.7cm">
          <text:p text:style-name="P1"><text:span text:style-name="T1">Thread Blocke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3cm" svg:height="0.9cm" svg:x="6.5cm" svg:y="5.5cm">
          <text:p text:style-name="P1"><text:span text:style-name="T1">Time Limited</text:span></text:p>
          <text:p text:style-name="P1"><text:span text:style-name="T1">Thread Blocker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cm" svg:height="0.4cm" svg:x="10.2cm" svg:y="5.8cm">
          <text:p text:style-name="P6"><text:span text:style-name="T3">Big Lock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9cm" svg:height="0.4cm" svg:x="11.5cm" svg:y="5.8cm">
          <text:p text:style-name="P6"><text:span text:style-name="T3">System Time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039cm" svg:x="16cm" svg:y="4.616cm">
          <draw:text-box>
            <text:p><text:span text:style-name="T1">TFC Logic</text:span></text:p>
          </draw:text-box>
        </draw:frame>
        <draw:custom-shape draw:style-name="gr14" draw:text-style-name="P3" draw:layer="layout" svg:width="14.1cm" svg:height="1cm" svg:x="2cm" svg:y="1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.3cm" svg:height="1.9cm" svg:x="6.4cm" svg:y="4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7cm" svg:height="1.7cm" svg:x="2.1cm" svg:y="8.2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9.2cm" svg:y1="2.7cm" svg:x2="9.2cm" svg:y2="4.6cm">
          <text:p/>
        </draw:line>
        <draw:frame draw:style-name="gr7" draw:text-style-name="P5" draw:layer="layout" svg:width="1.179cm" svg:height="0.607cm" svg:x="9.101cm" svg:y="3.394cm">
          <draw:text-box>
            <text:p><text:span text:style-name="T4">uses</text:span></text:p>
          </draw:text-box>
        </draw:frame>
        <draw:line draw:style-name="gr17" draw:text-style-name="P3" draw:layer="layout" svg:x1="5.1cm" svg:y1="2.7cm" svg:x2="5.1cm" svg:y2="8.1cm">
          <text:p/>
        </draw:line>
        <draw:frame draw:style-name="gr7" draw:text-style-name="P5" draw:layer="layout" svg:width="1.179cm" svg:height="0.607cm" svg:x="4.902cm" svg:y="3.395cm">
          <draw:text-box>
            <text:p><text:span text:style-name="T4">uses</text:span></text:p>
          </draw:text-box>
        </draw:frame>
        <draw:line draw:style-name="gr17" draw:text-style-name="P3" draw:layer="layout" svg:x1="7.8cm" svg:y1="6.5cm" svg:x2="7.8cm" svg:y2="8.1cm">
          <text:p/>
        </draw:line>
        <draw:frame draw:style-name="gr7" draw:text-style-name="P5" draw:layer="layout" svg:width="1.179cm" svg:height="0.607cm" svg:x="7.621cm" svg:y="6.893cm">
          <draw:text-box>
            <text:p><text:span text:style-name="T4">u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21:31:41.113736061</meta:creation-date>
    <dc:date>2017-05-03T22:04:39.676189474</dc:date>
    <meta:editing-duration>PT8M35S</meta:editing-duration>
    <meta:editing-cycles>2</meta:editing-cycles>
    <meta:generator>LibreOffice/5.2.5.1$Linux_X86_64 LibreOffice_project/20m0$Build-1</meta:generator>
    <meta:document-statistic meta:object-count="37"/>
  </office:meta>
</office:document-meta>
</file>